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581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9.529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13.083cm" fo:break-before="auto" style:use-optimal-row-height="true"/>
    </style:style>
    <style:style style:name="ro16" style:family="table-row">
      <style:table-row-properties style:row-height="7.993cm" fo:break-before="auto" style:use-optimal-row-height="true"/>
    </style:style>
    <style:style style:name="ro17"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table:table-cell table:style-name="Default" office:value-type="string" calcext:value-type="string">
            <text:p>Oferta: vehículo incluye cancelación sin cargos adicionales.</text:p>
          </table:table-cell>
          <table:table-cell table:number-columns-repeated="2"/>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table:table-cell table:style-name="ce9" office:value-type="string" calcext:value-type="string">
            <text:p>Además la oferta incluye la posibilidad de solicitar la cancelación de la reserva 48 horas antes de la recogida, sin costo alguno.</text:p>
          </table:table-cell>
          <table:table-cell table:number-columns-repeated="2"/>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anulacio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for a prepaid booking to be refunded, it is mandatory that you cancel at least 48 hours prior to the rental start date and via the links provided on the voucher or via email servicios@rentcarmallorca.es. There will be no refund if the vehicle has not been collected.</text:p>
          </table:table-cell>
          <table:table-cell table:style-name="ce9" office:value-type="string" calcext:value-type="string">
            <text:p>Para que se le devuelva el dinero de una reserva prepagada, es obligatorio que la cancele mínimo 48 horas antes de la fecha de comienzo del alquiler y a través de los enlaces provistos en el bono o a través de correo electrónico servicios@rentcarmallorca.es. No habrá ninguna devolución si el vehículo no ha sido recogido.</text:p>
          </table:table-cell>
          <table:table-cell table:style-name="ce9" office:value-type="string" calcext:value-type="string">
            <text:p>Per essere rimborsati per una prenotazione prepagata, è obbligatorio cancellare almeno 48 ore prima della data di inizio del noleggio e attraverso i link forniti sul voucher o via email servicios@rentcarmallorca.es. Non ci sarà nessun rimborso se il veicolo non è stato ritirato.</text:p>
          </table:table-cell>
          <table:table-cell table:style-name="ce9" office:value-type="string" calcext:value-type="string">
            <text:p>Um eine Rückerstattung für eine vorausbezahlte Buchung zu erhalten, ist es zwingend erforderlich, dass Sie mindestens 48 Stunden vor Mietbeginn und über die auf dem Voucher angegebenen Links oder per E-Mail servicios@rentcarmallorca.es stornieren. Es erfolgt keine Rückerstattung, wenn das Fahrzeug nicht abgeholt wurde.</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Insurance includes collision insurance. Please note that customer negligence is never included in the SCDW (Super Collision Damage Waiver) Collision Insurance.</text:p>
          </table:table-cell>
          <table:table-cell table:style-name="ce9" office:value-type="string" calcext:value-type="string">
            <text:p>El seguro incluye un seguro por colisión. Tenga en cuenta que la negligencia del cliente nunca está incluida en el Seguro de Colisión SCDW (Super Collision Damage Waiver).</text:p>
          </table:table-cell>
          <table:table-cell table:style-name="ce9" office:value-type="string" calcext:value-type="string">
            <text:p>L'assicurazione include l'assicurazione contro le collisioni. Si prega di notare che la negligenza del cliente non è mai inclusa nell'assicurazione di collisione SCDW (Super Collision Damage Waiver).</text:p>
          </table:table-cell>
          <table:table-cell table:style-name="ce9" office:value-type="string" calcext:value-type="string">
            <text:p>Die Versicherung beinhaltet eine Kaskoversicherung. Bitte beachten Sie, dass Fahrlässigkeit des Kunden niemals in der SCDW (Super Collision Damage Waiver) Kaskoversicherung enthalten is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11">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selecting when booking.</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text:p>
          </table:table-cell>
          <table:table-cell table:style-name="ce9" office:value-type="string" calcext:value-type="string">
            <text:p>I seggiolini per bambini e i rialzi sono approvati secondo le normative europee (CE). Non c'è nessun costo o supplemento nell'offerta. Questo è un servizio gratuito per i nostri clienti. Si prega di controllare le specifiche di età e peso al momento della prenotazione.</text:p>
          </table:table-cell>
          <table:table-cell table:style-name="ce9" office:value-type="string" calcext:value-type="string">
            <text:p>Kindersitze und Sitzerhöhungen sind nach den europäischen Vorschriften (CE) zugelassen. Das Angebot ist kostenlos und ohne Aufpreis. Dies ist ein kostenloser Service für unsere Kunden. Bitte überprüfen Sie die Alters- und Gewichtsangaben bei der Reservierung.</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2">
          <table:table-cell table:style-name="ce9" office:value-type="string" calcext:value-type="string">
            <text:p>contenido_nosotros_footer</text:p>
          </table:table-cell>
          <table:table-cell table:style-name="ce9" office:value-type="string" calcext:value-type="string">
            <text:p>At RentCarMallorca.es we strive to offer you the best service, with our main concern being punctuality and reliability.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s/>Translated with www.DeepL.com/Translator (free version)</text:p>
          </table:table-cell>
          <table:table-cell table:style-name="ce9" office:value-type="string" calcext:value-type="string">
            <text:p>En RentCarMallorca.es nos esforzamos en ofrecer el mejor servicio, preocupándonos principalmente por la puntualidad y seriedad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es con todo gusto responderemos a tus consultas.</text:p>
          </table:table-cell>
          <table:table-cell table:style-name="ce9" office:value-type="string" calcext:value-type="string">
            <text:p>In RentCarMallorca.es ci sforziamo di offrire il miglior servizio, soprattutto per quanto riguarda la puntualità e affidabilità e come collaboratori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Bei RentCarMallorca.es bemühen wir uns, den besten Service zu bieten, der sich hauptsächlich auf Pünktlichkeit und Zuverlässigkeit bezieht. Als Mitarbeiter von VuelaCar verfügen wir über eine Fahrzeugflotte in bestem technischen und sicherheitstechnischen Zustand. Damit diese Reise auf unsere wunderschöne Insel zu einer unvergesslichen Erinnerung wird. <text:s/>Bei Fragen oder Unklarheiten stehen wir Ihnen unter unserer E-Mail-Adresse servicios@rentcarmallorca.es gerne zur Verfügung. <text:s/>Übersetzt mit www.DeepL.com/Translator (kostenlose Version)</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Hello U_SUARIO, &lt;br&gt;&lt;br&gt; Thank you for choosing NOOOMBRE_MARCA. &lt;br&gt;&lt;br&gt;This message is a registration confirmation for your NOOOMBRE_COCHEE booking between the dates of FECCHA_INNICIO / FEECHHA_FIIIN. &lt;br&gt;&lt;br&gt; Here are the full details we have received: &lt;br&gt;&lt;br&gt; Registration number: NUMEERRO_RREGISTRO&lt;br&gt; Vehicle: NAME_COCHEE&lt;br&gt; Arrival date: FECCHA_INNICIO - HORRA_INNICIO&lt;br&gt; Departure date: FECCHA_FFIN - HORRA_FINN &lt;br&gt;&lt;br&gt; If you need to make any changes or have any queries, please email me at EMMAIL_MARRCA. &lt;br&gt;&lt;br&gt; Let the holiday countdown begin! &lt;br&gt;&lt;br&gt; BRAND_NAME&lt;br&gt; BRAND_NAME&lt;br&gt; BRAND_ADDRESS&lt;br&gt; BRAND_ADDRESS_1_MARRCCA&lt;br&gt; EMMAIL_MARRCA&lt;br&gt; <text:s text:c="2"/>&lt;/body&gt;&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lt;br&gt;Hola U_SUARIO, &lt;br&gt;&lt;br&gt; Gracias por elegir NOOOMBRE_MARCA. &lt;br&gt;&lt;br&gt; Este mensaje es una confirmacion de registro para su reserva NOOOMBRE_COCHEE entre las fechas de FECCHA_INNICIO / FEECHHA_FIIIN. &lt;br&gt;&lt;br&gt; Aquí están los datos completos que hemos recibido: &lt;br&gt;&lt;br&gt; Número de registro: NUMEERRO_RREGISTRO&lt;br&gt; Vehículo: NOMMBRRE_COCHHE&lt;br&gt; Fecha de llegada: FECCHA_INNICIO – HORRA_INNICIO&lt;br&gt; Fecha de salida: FECCHA_FFIN – HORRA_FINN &lt;br&gt;&lt;br&gt; Si necesitas hacer algún cambio o tienes alguna duda, envíame un correo electrónico a EMMAIL_MARRCA. &lt;br&gt;&lt;br&gt; ¡Que comience la cuenta atrás de las vacaciones! &lt;br&gt;&lt;br&gt; NOMBBRE_MMARCA&lt;br&gt; DIRRECCION_MARCA&lt;br&gt; DIRRECCIOON_1_MARRCCA&lt;br&gt; EMMAIL_MARRCA&lt;br&gt;&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Ciao U_SUARIO, &lt;br&gt;&lt;br&gt; Grazie per aver scelto NOOOMBRE_MARCA. &lt;br&gt;&lt;br&gt;Questo messaggio è una conferma di registrazione per la tua prenotazione NOOOMBRE_COCHEE tra le date di FECCHA_INNICIO / FEECHHA_FIIIN. &lt;br&gt;&lt;br&gt; Ecco i dettagli completi che abbiamo ricevuto: &lt;br&gt;&lt;br&gt; Numero di registrazione: NUMEERRO_Registration&lt;br&gt; Veicolo: NOME_COCHEE&lt;br&gt; Data di arrivo: FECCHA_INNICIO - HORRA_INNICIO&lt;br&gt; Data di partenza: FECCHA_FFIN - HORRA_FINN &lt;br&gt;&lt;br&gt; Se avete bisogno di apportare modifiche o avete domande, inviatemi una mail a EMMAIL_MARRCA. &lt;br&gt;&lt;br&gt; Che il conto alla rovescia delle vacanze abbia inizio! &lt;br&gt;&lt;br&gt;Nome_marchio&lt;br&gt; Nome_marchio&lt;br&gt; Indirizzo_marchio&lt;br&gt; Indirizzo_marchio_1_MARRCCA&lt;br&gt; EMMAIL_MARRCA&lt;br&gt; <text:s/>&lt;/body&gt;&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lt;br&gt;Hallo U_SUARIO, &lt;br&gt;&lt;br&gt; Danke, dass Sie sich für NOOOMBRE_MARCA entschieden haben. &lt;br&gt;&lt;br&gt;Diese Nachricht ist eine Anmeldebestätigung für Ihre NOOOMBRE_COCHEE Buchung zwischen den Terminen FECCHA_INNICIO / FEECHHA_FIIIN. &lt;br&gt;&lt;br&gt; Hier sind die vollständigen Angaben, die wir erhalten haben: &lt;br&gt;&lt;br&gt; Kennzeichen: NUMEERRO_Registrierung&lt;br&gt; Fahrzeug: NAME_COCHEE&lt;br&gt; Ankunftsdatum: FECCHA_INNICIO - HORRA_INNICIO&lt;br&gt; Abfahrtsdatum: FECCHA_FFIN - HORRA_FINN &lt;br&gt;&lt;br&gt; Wenn Sie Änderungen vornehmen müssen oder Fragen haben, senden Sie mir bitte eine E-Mail an EMMAIL_MARRCA. &lt;br&gt;&lt;br&gt; Lasst den Urlaubs-Countdown beginnen! &lt;br&gt;&lt;br&gt; BRAND_NAME&lt;br&gt; BRAND_NAME&lt;br&gt; BRAND_ADDRESS&lt;br&gt; BRAND_ADDRESS_1_MARRCCA&lt;br&gt; EMMAIL_MARRCA&lt;br&gt; &lt;/body&gt;&lt;/html&gt;</text:p>
          </table:table-cell>
        </table:table-row>
        <table:table-row table:style-name="ro1">
          <table:table-cell office:value-type="string" calcext:value-type="string">
            <text:p>reserva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office:value-type="string" calcext:value-type="string">
            <text:p>pag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gistration number:</text:p>
          </table:table-cell>
          <table:table-cell table:style-name="ce9" office:value-type="string" calcext:value-type="string">
            <text:p>Su numero de registro:</text:p>
          </table:table-cell>
          <table:table-cell office:value-type="string" calcext:value-type="string">
            <text:p>Il suo numero di registrazione:</text:p>
          </table:table-cell>
          <table:table-cell office:value-type="string" calcext:value-type="string">
            <text:p>Ihre Registrierungsnummer:</text:p>
          </table:table-cell>
        </table:table-row>
        <table:table-row table:style-name="ro1">
          <table:table-cell office:value-type="string" calcext:value-type="string">
            <text:p>sureserva</text:p>
          </table:table-cell>
          <table:table-cell office:value-type="string" calcext:value-type="string">
            <text:p>Your Reservation Number:</text:p>
          </table:table-cell>
          <table:table-cell table:style-name="ce9" office:value-type="string" calcext:value-type="string">
            <text:p>Su Reserva Numero:</text:p>
          </table:table-cell>
          <table:table-cell office:value-type="string" calcext:value-type="string">
            <text:p>Il suo numero di prenotazione:</text:p>
          </table:table-cell>
          <table:table-cell office:value-type="string" calcext:value-type="string">
            <text:p>Ihre Reservierungsnumme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3">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14">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text:p>
          </table:table-cell>
          <table:table-cell table:style-name="ce11" office:value-type="string" calcext:value-type="string">
            <text:p>El seguro incluye un seguro por colisión. Tenga en cuenta que la negligencia del cliente nunca está incluida en el Seguro de Colisión SCDW (Super Collision Damage Waiver).</text:p>
          </table:table-cell>
          <table:table-cell table:style-name="ce11" office:value-type="string" calcext:value-type="string">
            <text:p>L'assicurazione include l'assicurazione contro le collisioni. Si prega di notare che la negligenza del cliente non è mai inclusa nella Super Collision Damage Waiver (SCDW).</text:p>
          </table:table-cell>
          <table:table-cell table:style-name="ce11" office:value-type="string" calcext:value-type="string">
            <text:p>Die Versicherung beinhaltet eine Kaskoversicherung. Bitte beachten Sie, dass Fahrlässigkeit des Kunden niemals im Super Collision Damage Waiver (SCDW) enthalten is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5">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6">
          <table:table-cell office:value-type="string" calcext:value-type="string">
            <text:p>condiciones_generales_texto</text:p>
          </table:table-cell>
          <table:table-cell office:value-type="string" calcext:value-type="string">
            <text:p>&lt;p&gt;&lt;span style="text-decoration: underline;"&gt;&lt;strong&gt;Age requirements:&lt;/span&gt;&lt;/strong&gt;&lt;br /&gt;Young driver 21 to 23 years old and minimum 2 years licence (experience).&lt;br /&gt; &lt;br /&gt;Young driver supplement (21-23 years old, 2 years experience): 5 &amp;euro;/day.&lt;/p&gt; &lt;p&gt;&lt;br /&gt;&lt;span style="text-decoration: underline;"&gt;&lt;strong&gt;International driving licence:&lt;/span&gt;&lt;/strong&gt;&lt;br /&gt;In case you do not have a driving licence from the European Union, an international driving licence must be presented together with your original driving licence in order to rent a vehicle.&lt;br /&gt;Driving licences with non-Roman characters or licences belonging to countries outside the EU must be accompanied by an international licence or an official translation.&lt;/p&gt; &lt;p&gt;&lt;span style="text-decoration: underline;"&gt;&lt;strong&gt;Additional driver:&lt;/span&gt;&lt;/strong&gt;&lt;br /&gt;Maximum number of additional drivers per rental: 1.&lt;/p&gt; &lt;p&gt;&lt;span style="text-decoration: underline;"&gt;&lt;strong&gt;Insurance:&lt;/span&gt;&lt;/strong&gt;&lt;br /&gt;Insurance includes collision insurance. &lt;br /&gt;Please note that customer negligence is never included in the SCDW (Super Collision Damage Waiver) Collision Insurance.&lt;/p&gt; &lt;p&gt;&lt;span style="text-decoration: underline;"&gt;&lt;strong&gt;Mileage:&lt;/span&gt;&lt;/strong&gt;&lt;br /&gt;The use of our vehicles is restricted to the island of Mallorca.&lt;/p&gt; &lt;p&gt;&lt;span style="text-decoration: underline;"&gt;&lt;strong&gt;Fuel policy:&lt;/span&gt;&lt;/strong&gt;&lt;br /&gt;The client undertakes to return the vehicle with the same level of fuel with which it was delivered, assuming the cost of the difference if any.&lt;/p&gt; &lt;p&gt;&lt;span style="text-decoration: underline;"&gt;&lt;strong&gt;Out of hours:&lt;/span&gt;&lt;/strong&gt;&lt;br /&gt;Office hours: 09:00-20:00h.&lt;/p&gt; &lt;p&gt;Picking up the vehicle between 20:01 and 00:00 has a supplement of 25&amp;euro;. Returns outside office hours are subject to availability.&lt;/p&gt; &lt;p&gt;&lt;span style="text-decoration: underline;"&gt;&lt;strong&gt;Other:&lt;/span&gt;&lt;/strong&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style="text-decoration: underline;"&gt;&lt;strong&gt;Inspection of the vehicle:&lt;/span&gt;&lt;/strong&gt; &lt;br /&gt;The user will have the opportunity to be present at the collection and return of the vehicle.&lt;/p&gt; &lt;p&gt;&lt;span style="text-decoration: underline;"&gt;&lt;strong&gt;Right of withdrawal:&lt;/span&gt;&lt;/strong&gt; &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style="text-decoration: underline;"&gt;&lt;strong&gt;Cancellation policy:&lt;/span&gt;&lt;/strong&gt;&lt;br /&gt;In order for a prepaid booking to be refunded, it is mandatory that you cancel at least 48 hours prior to the rental start date and via the links provided on the voucher or via email servicios@rentcarmallorca.es. There will be no refund if the vehicle has not been collected.&lt;/p&gt;</text:p>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 los enlaces provistos en el bono o a trav&amp;eacute;s de correo electr&amp;oacute;nico servicios@rentcarmallorca.es. No habr&amp;aacute; ninguna devoluci&amp;oacute;n si el veh&amp;iacute;culo no ha sido recogido.&lt;/p&gt;</text:p>
          </table:table-cell>
          <table:table-cell office:value-type="string" calcext:value-type="string">
            <text:p>&lt;p&gt;&lt;span style="text-decoration: underline;"&gt;&lt;strong&gt;Requisiti di et&amp;agrave;:&lt;/strong&gt;&lt;/span&gt;&lt;br /&gt;Giovane autista dai 21 ai 23 anni e minimo 2 anni di patente (esperienza).&lt;br /&gt;&lt;br /&gt;Supplemento per giovani conducenti (21-23 anni, 2 anni di esperienza): 5 &amp;euro;/giorno.&lt;/p&gt; &lt;p&gt;&lt;br /&gt;&lt;span style="text-decoration: 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style="text-decoration: underline;"&gt;&lt;strong&gt;Driver aggiuntivo:&lt;/strong&gt;&lt;/span&gt;&lt;br /&gt;Numero massimo di conducenti aggiuntivi per noleggio: 1.&lt;/p&gt; &lt;p&gt;&lt;span style="text-decoration: underline;"&gt;&lt;strong&gt;Assicurazione:&lt;/strong&gt;&lt;/span&gt;&lt;br /&gt;L'assicurazione include l'assicurazione contro le collisioni. &lt;br /&gt;Si prega di notare che la negligenza del cliente non &amp;egrave; mai inclusa nell'assicurazione di collisione SCDW (Super Collision Damage Waiver).&lt;/p&gt; &lt;p&gt;&lt;span style="text-decoration: underline;"&gt;&lt;strong&gt;Chilometraggio:&lt;/strong&gt;&lt;/span&gt;&lt;br /&gt;L'uso dei nostri veicoli &amp;egrave; limitato all'isola di Maiorca.&lt;/p&gt; &lt;p&gt;&lt;span style="text-decoration: underline;"&gt;&lt;strong&gt;Politica del carburante:&lt;/strong&gt;&lt;/span&gt;&lt;br /&gt;Il cliente si impegna a restituire il veicolo con lo stesso livello di carburante con cui &amp;egrave; stato consegnato, assumendo il costo dell'eventuale differenza.&lt;/p&gt; &lt;p&gt;&lt;span style="text-decoration: underline;"&gt;&lt;strong&gt;Fuori orario:&lt;/strong&gt;&lt;/span&gt;&lt;br /&gt;Orario d'ufficio: 09:00-20:00h.&lt;/p&gt; &lt;p&gt;Il ritiro del veicolo tra le 20:01 e le 00:00 ha un supplemento di 25&amp;euro;. Le restituzioni al di fuori dell'orario d'ufficio sono soggette a disponibilit&amp;agrave;.&lt;/p&gt; &lt;p&gt;&lt;span style="text-decoration: 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style="text-decoration: underline;"&gt;&lt;strong&gt;Ispezione del veicolo:&lt;/strong&gt;&lt;/span&gt; &lt;br /&gt;L'utente avr&amp;agrave; la possibilit&amp;agrave; di essere presente al ritiro e alla restituzione del veicolo.&lt;/p&gt; &lt;p&gt;&lt;span style="text-decoration: underline;"&gt;&lt;strong&gt;Diritto di recesso:&lt;/strong&gt;&lt;/span&gt; &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style="text-decoration: underline;"&gt;&lt;strong&gt;Politica di cancellazione:&lt;/strong&gt;&lt;/span&gt;&lt;br /&gt;Per essere rimborsati per una prenotazione prepagata, &amp;egrave; obbligatorio cancellare almeno 48 ore prima della data di inizio del noleggio e attraverso i link forniti sul voucher o via email servicios@rentcarmallorca.es. Non ci sar&amp;agrave; nessun rimborso se il veicolo non &amp;egrave; stato ritirato.&lt;/p&gt;</text:p>
          </table:table-cell>
          <table:table-cell office:value-type="string" calcext:value-type="string">
            <text:p>&lt;p&gt;&lt;span style="text-decoration: underline;"&gt;&lt;strong&gt;Altersanforderungen:&lt;/span&gt;&lt;/strong&gt;&lt;br /&gt;Junger Fahrer 21 bis 23 Jahre alt und mindestens 2 Jahre F&amp;uuml;hrerschein (Erfahrung).&lt;br /&gt;&lt;br /&gt;Zuschlag f&amp;uuml;r junge Fahrer (21-23 Jahre alt, 2 Jahre Erfahrung): 5 &amp;euro;/Tag.&lt;/p&gt; &lt;p&gt;&lt;br /&gt;&lt;span style="text-decoration: underline;"&gt;&lt;strong&gt;Internationaler F&amp;uuml;hrerschein:&lt;/span&gt;&lt;/strong&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r internationalen Lizenz oder einer offiziellen &amp;Uuml;bersetzung versehen sein.&lt;/p&gt; &lt;p&gt;&lt;span style="text-decoration: underline;"&gt;&lt;strong&gt;Zus&amp;auml;tzlicher Treiber:&lt;/span&gt;&lt;/strong&gt;&lt;br /&gt;Maximale Anzahl von zus&amp;auml;tzlichen Fahrern pro Anmietung: 1.&lt;/p&gt; &lt;p&gt;&lt;span style="text-decoration: underline;"&gt;&lt;strong&gt;Versicherung:&lt;/span&gt;&lt;/strong&gt;&lt;br /&gt;Die Versicherung beinhaltet eine Kaskoversicherung. &lt;br /&gt;Bitte beachten Sie, dass Fahrl&amp;auml;ssigkeit des Kunden niemals in der SCDW (Super Collision Damage Waiver) Kaskoversicherung enthalten ist.&lt;/p&gt; &lt;p&gt;&lt;span style="text-decoration: underline;"&gt;&lt;strong&gt;Kilometerstand:&lt;/span&gt;&lt;/strong&gt;&lt;br /&gt;Der Einsatz unserer Fahrzeuge ist auf die Insel Mallorca beschr&amp;auml;nkt.&lt;/p&gt; &lt;p&gt;&lt;span style="text-decoration: underline;"&gt;&lt;strong&gt;Kraftstoffpolitik:&lt;/span&gt;&lt;/strong&gt;&lt;br /&gt;Der Kunde verpflichtet sich, das Fahrzeug mit demselben Kraftstoffstand zur&amp;uuml;ckzugeben, mit dem es ausgeliefert wurde, und die Kosten f&amp;uuml;r eine eventuelle Differenz zu &amp;uuml;bernehmen.&lt;/p&gt; &lt;p&gt;&lt;span style="text-decoration: underline;"&gt;&lt;strong&gt;Au&amp;szlig;erhalb der &amp;Ouml;ffnungszeiten:&lt;/span&gt;&lt;/strong&gt;&lt;br /&gt;B&amp;uuml;rozeiten: 09:00-20:00h.&lt;/p&gt; &lt;p&gt;F&amp;uuml;r die Abholung zwischen 20:01 und 00:00 Uhr wird ein Zuschlag von 25&amp;euro; erhoben. R&amp;uuml;cksendungen au&amp;szlig;erhalb der Gesch&amp;auml;ftszeiten sind abh&amp;auml;ngig von der Verf&amp;uuml;gbarkeit.&lt;/p&gt; &lt;p&gt;&lt;span style="text-decoration: underline;"&gt;&lt;strong&gt;Andere:&lt;/span&gt;&lt;/strong&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style="text-decoration: underline;"&gt;&lt;strong&gt;Inspektion des Fahrzeugs:&lt;/span&gt;&lt;/strong&gt; &lt;br /&gt;Der Benutzer hat die M&amp;ouml;glichkeit, bei der Abholung und R&amp;uuml;ckgabe des Fahrzeugs anwesend zu sein.&lt;/p&gt; &lt;p&gt;&lt;span style="text-decoration: underline;"&gt;&lt;strong&gt;Recht auf Widerruf:&lt;/span&gt;&lt;/strong&gt; &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style="text-decoration: underline;"&gt;&lt;strong&gt;Stornierungsbedingungen:&lt;/span&gt;&lt;/strong&gt;&lt;br /&gt;Um eine R&amp;uuml;ckerstattung f&amp;uuml;r eine vorausbezahlte Buchung zu erhalten, ist es zwingend erforderlich, dass Sie mindestens 48 Stunden vor Mietbeginn und &amp;uuml;ber die auf dem Voucher angegebenen Links oder per E-Mail servicios@rentcarmallorca.es stornieren. Es erfolgt keine R&amp;uuml;ckerstattung, wenn das Fahrzeug nicht abgeholt wurde.&lt;/p&gt;</text:p>
          </table:table-cell>
        </table:table-row>
        <table:table-row table:style-name="ro17">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table-cell table:style-name="ce9"/>
          <table:table-cell/>
          <table:table-cell table:style-name="ce11"/>
          <table:table-cell table:number-columns-repeated="2"/>
        </table:table-row>
        <table:table-row table:style-name="ro1">
          <table:table-cell table:number-columns-repeated="2"/>
          <table:table-cell table:style-name="ce9"/>
          <table:table-cell table:number-columns-repeated="2"/>
        </table:table-row>
        <table:table-row table:style-name="ro1" table:number-rows-repeated="20">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6">00/00/0000</text:date>, <text:time style:data-style-name="N2" text:time-value="10:59:42.80508560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6T11:12:14.434871222</dc:date>
    <meta:editing-duration>P3DT3H9M9S</meta:editing-duration>
    <meta:editing-cycles>151</meta:editing-cycles>
    <meta:generator>LibreOffice/7.1.4.2$Linux_X86_64 LibreOffice_project/10$Build-2</meta:generator>
    <meta:document-statistic meta:table-count="1" meta:cell-count="1611" meta:object-count="0"/>
  </office:meta>
</office:document-meta>
</file>